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2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2" table:number-columns-repeated="7" table:default-cell-style-name="ce1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проба</text:p>
          </table:table-cell>
          <table:table-cell office:value-type="string" calcext:value-type="string">
            <text:p>мэ3</text:p>
          </table:table-cell>
          <table:table-cell office:value-type="string" calcext:value-type="string">
            <text:p>мг1</text:p>
          </table:table-cell>
          <table:table-cell office:value-type="string" calcext:value-type="string">
            <text:p>мг2</text:p>
          </table:table-cell>
          <table:table-cell office:value-type="string" calcext:value-type="string">
            <text:p>мг3</text:p>
          </table:table-cell>
          <table:table-cell office:value-type="string" calcext:value-type="string">
            <text:p>мг4</text:p>
          </table:table-cell>
          <table:table-cell office:value-type="string" calcext:value-type="string">
            <text:p>разрез В, 27м</text:p>
          </table:table-cell>
          <table:table-cell/>
          <table:table-cell office:value-type="string" calcext:value-type="string">
            <text:p>%</text:p>
          </table:table-cell>
          <table:table-cell table:style-name="Default" office:value-type="string" calcext:value-type="string">
            <text:p>мэ3</text:p>
          </table:table-cell>
          <table:table-cell table:style-name="Default" office:value-type="string" calcext:value-type="string">
            <text:p>мг1</text:p>
          </table:table-cell>
          <table:table-cell table:style-name="Default" office:value-type="string" calcext:value-type="string">
            <text:p>мг2</text:p>
          </table:table-cell>
          <table:table-cell table:style-name="Default" office:value-type="string" calcext:value-type="string">
            <text:p>мг3</text:p>
          </table:table-cell>
          <table:table-cell table:style-name="Default" office:value-type="string" calcext:value-type="string">
            <text:p>мг4</text:p>
          </table:table-cell>
          <table:table-cell table:style-name="Default" office:value-type="string" calcext:value-type="string">
            <text:p>разрез В, 27м</text:p>
          </table:table-cell>
          <table:table-cell table:style-name="Default" office:value-type="string" calcext:value-type="string">
            <text:p>мг_среднее</text:p>
          </table:table-cell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10мм</text:p>
          </table:table-cell>
          <table:table-cell office:value-type="string" calcext:value-type="string">
            <text:p>5мм</text:p>
          </table:table-cell>
          <table:table-cell office:value-type="string" calcext:value-type="string">
            <text:p>2мм</text:p>
          </table:table-cell>
          <table:table-cell office:value-type="string" calcext:value-type="string">
            <text:p>1мм</text:p>
          </table:table-cell>
          <table:table-cell office:value-type="string" calcext:value-type="string">
            <text:p>0,5мм</text:p>
          </table:table-cell>
          <table:table-cell office:value-type="string" calcext:value-type="string">
            <text:p>0,25мм</text:p>
          </table:table-cell>
          <table:table-cell office:value-type="string" calcext:value-type="string">
            <text:p>0,1мм</text:p>
          </table:table-cell>
          <table:table-cell office:value-type="string" calcext:value-type="string">
            <text:p>&lt;0,1мм</text:p>
          </table:table-cell>
        </table:table-row>
        <table:table-row table:style-name="ro1">
          <table:table-cell office:value-type="string" calcext:value-type="string">
            <text:p>навеска, граммы</text:p>
          </table:table-cell>
          <table:table-cell office:value-type="float" office:value="125.06" calcext:value-type="float">
            <text:p>125,06</text:p>
          </table:table-cell>
          <table:table-cell office:value-type="float" office:value="130.697" calcext:value-type="float">
            <text:p>130,697</text:p>
          </table:table-cell>
          <table:table-cell office:value-type="float" office:value="83.436" calcext:value-type="float">
            <text:p>83,436</text:p>
          </table:table-cell>
          <table:table-cell office:value-type="float" office:value="109.585" calcext:value-type="float">
            <text:p>109,585</text:p>
          </table:table-cell>
          <table:table-cell office:value-type="float" office:value="117.372" calcext:value-type="float">
            <text:p>117,372</text:p>
          </table:table-cell>
          <table:table-cell office:value-type="float" office:value="187.32" calcext:value-type="float">
            <text:p>187,32</text:p>
          </table:table-cell>
          <table:table-cell/>
          <table:table-cell office:value-type="string" calcext:value-type="string">
            <text:p>10мм</text:p>
          </table:table-cell>
          <table:table-cell table:formula="of:=[.B3]/[.B$2]*100" office:value-type="float" office:value="0" calcext:value-type="float">
            <text:p>0,00</text:p>
          </table:table-cell>
          <table:table-cell table:formula="of:=[.C3]/[.C$2]*100" office:value-type="float" office:value="0" calcext:value-type="float">
            <text:p>0,00</text:p>
          </table:table-cell>
          <table:table-cell table:formula="of:=[.D3]/[.D$2]*100" office:value-type="float" office:value="0" calcext:value-type="float">
            <text:p>0,00</text:p>
          </table:table-cell>
          <table:table-cell table:formula="of:=[.E3]/[.E$2]*100" office:value-type="float" office:value="0" calcext:value-type="float">
            <text:p>0,00</text:p>
          </table:table-cell>
          <table:table-cell table:formula="of:=[.F3]/[.F$2]*100" office:value-type="float" office:value="0" calcext:value-type="float">
            <text:p>0,00</text:p>
          </table:table-cell>
          <table:table-cell table:formula="of:=[.G3]/[.G$2]*100" office:value-type="float" office:value="11.1952808029041" calcext:value-type="float">
            <text:p>11,20</text:p>
          </table:table-cell>
          <table:table-cell table:formula="of:=AVERAGE([.K2:.N2])" office:value-type="float" office:value="0" calcext:value-type="float">
            <text:p>0,00</text:p>
          </table:table-cell>
          <table:table-cell/>
          <table:table-cell office:value-type="string" calcext:value-type="string">
            <text:p>мэ3</text:p>
          </table:table-cell>
          <table:table-cell table:number-columns-repeated="2" table:style-name="ce1" office:value-type="float" office:value="0" calcext:value-type="float">
            <text:p>0,00</text:p>
          </table:table-cell>
          <table:table-cell table:style-name="ce1" office:value-type="float" office:value="0.0479769710538941" calcext:value-type="float">
            <text:p>0,05</text:p>
          </table:table-cell>
          <table:table-cell table:style-name="ce1" office:value-type="float" office:value="0.799616184231569" calcext:value-type="float">
            <text:p>0,80</text:p>
          </table:table-cell>
          <table:table-cell table:style-name="ce1" office:value-type="float" office:value="4.01407324484248" calcext:value-type="float">
            <text:p>4,01</text:p>
          </table:table-cell>
          <table:table-cell table:style-name="ce1" office:value-type="float" office:value="17.3356788741404" calcext:value-type="float">
            <text:p>17,34</text:p>
          </table:table-cell>
          <table:table-cell table:style-name="ce1" office:value-type="float" office:value="42.8674236366544" calcext:value-type="float">
            <text:p>42,87</text:p>
          </table:table-cell>
          <table:table-cell table:style-name="ce1" office:value-type="float" office:value="34.9352310890772" calcext:value-type="float">
            <text:p>34,94</text:p>
          </table:table-cell>
        </table:table-row>
        <table:table-row table:style-name="ro1">
          <table:table-cell office:value-type="string" calcext:value-type="string">
            <text:p>10мм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.971" calcext:value-type="float">
            <text:p>20,971</text:p>
          </table:table-cell>
          <table:table-cell/>
          <table:table-cell office:value-type="string" calcext:value-type="string">
            <text:p>5мм</text:p>
          </table:table-cell>
          <table:table-cell table:formula="of:=[.B4]/[.B$2]*100" office:value-type="float" office:value="0" calcext:value-type="float">
            <text:p>0,00</text:p>
          </table:table-cell>
          <table:table-cell table:formula="of:=[.C4]/[.C$2]*100" office:value-type="float" office:value="1.65420782420408" calcext:value-type="float">
            <text:p>1,65</text:p>
          </table:table-cell>
          <table:table-cell table:formula="of:=[.D4]/[.D$2]*100" office:value-type="float" office:value="1.30039790977516" calcext:value-type="float">
            <text:p>1,30</text:p>
          </table:table-cell>
          <table:table-cell table:formula="of:=[.E4]/[.E$2]*100" office:value-type="float" office:value="0.323949445635808" calcext:value-type="float">
            <text:p>0,32</text:p>
          </table:table-cell>
          <table:table-cell table:formula="of:=[.F4]/[.F$2]*100" office:value-type="float" office:value="0.146542616637699" calcext:value-type="float">
            <text:p>0,15</text:p>
          </table:table-cell>
          <table:table-cell table:formula="of:=[.G4]/[.G$2]*100" office:value-type="float" office:value="8.05306427503737" calcext:value-type="float">
            <text:p>8,05</text:p>
          </table:table-cell>
          <table:table-cell table:formula="of:=AVERAGE([.K3:.N3])" office:value-type="float" office:value="0.856274449063185" calcext:value-type="float">
            <text:p>0,86</text:p>
          </table:table-cell>
          <table:table-cell/>
          <table:table-cell office:value-type="string" calcext:value-type="string">
            <text:p>мг_среднее</text:p>
          </table:table-cell>
          <table:table-cell table:style-name="ce1" office:value-type="float" office:value="0" calcext:value-type="float">
            <text:p>0,00</text:p>
          </table:table-cell>
          <table:table-cell table:style-name="ce1" office:value-type="float" office:value="0.856274449063185" calcext:value-type="float">
            <text:p>0,86</text:p>
          </table:table-cell>
          <table:table-cell table:style-name="ce1" office:value-type="float" office:value="1.8181368549895" calcext:value-type="float">
            <text:p>1,82</text:p>
          </table:table-cell>
          <table:table-cell table:style-name="ce1" office:value-type="float" office:value="1.75697387505766" calcext:value-type="float">
            <text:p>1,76</text:p>
          </table:table-cell>
          <table:table-cell table:style-name="ce1" office:value-type="float" office:value="7.01154050596663" calcext:value-type="float">
            <text:p>7,01</text:p>
          </table:table-cell>
          <table:table-cell table:style-name="ce1" office:value-type="float" office:value="17.3429898323787" calcext:value-type="float">
            <text:p>17,34</text:p>
          </table:table-cell>
          <table:table-cell table:style-name="ce1" office:value-type="float" office:value="45.3354290444546" calcext:value-type="float">
            <text:p>45,34</text:p>
          </table:table-cell>
          <table:table-cell table:style-name="ce1" office:value-type="float" office:value="25.8786554380897" calcext:value-type="float">
            <text:p>25,88</text:p>
          </table:table-cell>
        </table:table-row>
        <table:table-row table:style-name="ro1">
          <table:table-cell office:value-type="string" calcext:value-type="string">
            <text:p>5мм</text:p>
          </table:table-cell>
          <table:table-cell office:value-type="float" office:value="0" calcext:value-type="float">
            <text:p>0</text:p>
          </table:table-cell>
          <table:table-cell office:value-type="float" office:value="2.162" calcext:value-type="float">
            <text:p>2,162</text:p>
          </table:table-cell>
          <table:table-cell office:value-type="float" office:value="1.085" calcext:value-type="float">
            <text:p>1,085</text:p>
          </table:table-cell>
          <table:table-cell office:value-type="float" office:value="0.355" calcext:value-type="float">
            <text:p>0,355</text:p>
          </table:table-cell>
          <table:table-cell office:value-type="float" office:value="0.172" calcext:value-type="float">
            <text:p>0,172</text:p>
          </table:table-cell>
          <table:table-cell office:value-type="float" office:value="15.085" calcext:value-type="float">
            <text:p>15,085</text:p>
          </table:table-cell>
          <table:table-cell/>
          <table:table-cell office:value-type="string" calcext:value-type="string">
            <text:p>2мм</text:p>
          </table:table-cell>
          <table:table-cell table:formula="of:=[.B5]/[.B$2]*100" office:value-type="float" office:value="0.0479769710538941" calcext:value-type="float">
            <text:p>0,05</text:p>
          </table:table-cell>
          <table:table-cell table:formula="of:=[.C5]/[.C$2]*100" office:value-type="float" office:value="3.96719128977712" calcext:value-type="float">
            <text:p>3,97</text:p>
          </table:table-cell>
          <table:table-cell table:formula="of:=[.D5]/[.D$2]*100" office:value-type="float" office:value="2.95076465794142" calcext:value-type="float">
            <text:p>2,95</text:p>
          </table:table-cell>
          <table:table-cell table:formula="of:=[.E5]/[.E$2]*100" office:value-type="float" office:value="0.233608614317653" calcext:value-type="float">
            <text:p>0,23</text:p>
          </table:table-cell>
          <table:table-cell table:formula="of:=[.F5]/[.F$2]*100" office:value-type="float" office:value="0.120982857921821" calcext:value-type="float">
            <text:p>0,12</text:p>
          </table:table-cell>
          <table:table-cell table:formula="of:=[.G5]/[.G$2]*100" office:value-type="float" office:value="8.15182575272261" calcext:value-type="float">
            <text:p>8,15</text:p>
          </table:table-cell>
          <table:table-cell table:formula="of:=AVERAGE([.K4:.N4])" office:value-type="float" office:value="1.8181368549895" calcext:value-type="float">
            <text:p>1,82</text:p>
          </table:table-cell>
          <table:table-cell/>
          <table:table-cell office:value-type="string" calcext:value-type="string">
            <text:p>разрез В, 27м</text:p>
          </table:table-cell>
          <table:table-cell table:style-name="ce1" office:value-type="float" office:value="11.1952808029041" calcext:value-type="float">
            <text:p>11,20</text:p>
          </table:table-cell>
          <table:table-cell table:style-name="ce1" office:value-type="float" office:value="8.05306427503737" calcext:value-type="float">
            <text:p>8,05</text:p>
          </table:table-cell>
          <table:table-cell table:style-name="ce1" office:value-type="float" office:value="8.15182575272261" calcext:value-type="float">
            <text:p>8,15</text:p>
          </table:table-cell>
          <table:table-cell table:style-name="ce1" office:value-type="float" office:value="6.44351911168055" calcext:value-type="float">
            <text:p>6,44</text:p>
          </table:table-cell>
          <table:table-cell table:style-name="ce1" office:value-type="float" office:value="14.3070681187273" calcext:value-type="float">
            <text:p>14,31</text:p>
          </table:table-cell>
          <table:table-cell table:style-name="ce1" office:value-type="float" office:value="16.2673499893231" calcext:value-type="float">
            <text:p>16,27</text:p>
          </table:table-cell>
          <table:table-cell table:style-name="ce1" office:value-type="float" office:value="25.7740764467222" calcext:value-type="float">
            <text:p>25,77</text:p>
          </table:table-cell>
          <table:table-cell table:style-name="ce1" office:value-type="float" office:value="9.80781550288276" calcext:value-type="float">
            <text:p>9,81</text:p>
          </table:table-cell>
        </table:table-row>
        <table:table-row table:style-name="ro1">
          <table:table-cell office:value-type="string" calcext:value-type="string">
            <text:p>2мм</text:p>
          </table:table-cell>
          <table:table-cell office:value-type="float" office:value="0.06" calcext:value-type="float">
            <text:p>0,06</text:p>
          </table:table-cell>
          <table:table-cell office:value-type="float" office:value="5.185" calcext:value-type="float">
            <text:p>5,185</text:p>
          </table:table-cell>
          <table:table-cell office:value-type="float" office:value="2.462" calcext:value-type="float">
            <text:p>2,462</text:p>
          </table:table-cell>
          <table:table-cell office:value-type="float" office:value="0.256" calcext:value-type="float">
            <text:p>0,256</text:p>
          </table:table-cell>
          <table:table-cell office:value-type="float" office:value="0.142" calcext:value-type="float">
            <text:p>0,142</text:p>
          </table:table-cell>
          <table:table-cell office:value-type="float" office:value="15.27" calcext:value-type="float">
            <text:p>15,27</text:p>
          </table:table-cell>
          <table:table-cell/>
          <table:table-cell office:value-type="string" calcext:value-type="string">
            <text:p>1мм</text:p>
          </table:table-cell>
          <table:table-cell table:formula="of:=[.B6]/[.B$2]*100" office:value-type="float" office:value="0.799616184231569" calcext:value-type="float">
            <text:p>0,80</text:p>
          </table:table-cell>
          <table:table-cell table:formula="of:=[.C6]/[.C$2]*100" office:value-type="float" office:value="4.03834824058701" calcext:value-type="float">
            <text:p>4,04</text:p>
          </table:table-cell>
          <table:table-cell table:formula="of:=[.D6]/[.D$2]*100" office:value-type="float" office:value="1.97636511817441" calcext:value-type="float">
            <text:p>1,98</text:p>
          </table:table-cell>
          <table:table-cell table:formula="of:=[.E6]/[.E$2]*100" office:value-type="float" office:value="0.760140530182051" calcext:value-type="float">
            <text:p>0,76</text:p>
          </table:table-cell>
          <table:table-cell table:formula="of:=[.F6]/[.F$2]*100" office:value-type="float" office:value="0.253041611287189" calcext:value-type="float">
            <text:p>0,25</text:p>
          </table:table-cell>
          <table:table-cell table:formula="of:=[.G6]/[.G$2]*100" office:value-type="float" office:value="6.44351911168055" calcext:value-type="float">
            <text:p>6,44</text:p>
          </table:table-cell>
          <table:table-cell table:formula="of:=AVERAGE([.K5:.N5])" office:value-type="float" office:value="1.75697387505766" calcext:value-type="float">
            <text:p>1,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мм</text:p>
          </table:table-cell>
          <table:table-cell office:value-type="float" office:value="1" calcext:value-type="float">
            <text:p>1</text:p>
          </table:table-cell>
          <table:table-cell office:value-type="float" office:value="5.278" calcext:value-type="float">
            <text:p>5,278</text:p>
          </table:table-cell>
          <table:table-cell office:value-type="float" office:value="1.649" calcext:value-type="float">
            <text:p>1,649</text:p>
          </table:table-cell>
          <table:table-cell office:value-type="float" office:value="0.833" calcext:value-type="float">
            <text:p>0,833</text:p>
          </table:table-cell>
          <table:table-cell office:value-type="float" office:value="0.297" calcext:value-type="float">
            <text:p>0,297</text:p>
          </table:table-cell>
          <table:table-cell office:value-type="float" office:value="12.07" calcext:value-type="float">
            <text:p>12,07</text:p>
          </table:table-cell>
          <table:table-cell/>
          <table:table-cell office:value-type="string" calcext:value-type="string">
            <text:p>0,5мм</text:p>
          </table:table-cell>
          <table:table-cell table:formula="of:=[.B7]/[.B$2]*100" office:value-type="float" office:value="4.01407324484248" calcext:value-type="float">
            <text:p>4,01</text:p>
          </table:table-cell>
          <table:table-cell table:formula="of:=[.C7]/[.C$2]*100" office:value-type="float" office:value="8.10118059328064" calcext:value-type="float">
            <text:p>8,10</text:p>
          </table:table-cell>
          <table:table-cell table:formula="of:=[.D7]/[.D$2]*100" office:value-type="float" office:value="6.58588618821612" calcext:value-type="float">
            <text:p>6,59</text:p>
          </table:table-cell>
          <table:table-cell table:formula="of:=[.E7]/[.E$2]*100" office:value-type="float" office:value="7.98558196833508" calcext:value-type="float">
            <text:p>7,99</text:p>
          </table:table-cell>
          <table:table-cell table:formula="of:=[.F7]/[.F$2]*100" office:value-type="float" office:value="5.37351327403469" calcext:value-type="float">
            <text:p>5,37</text:p>
          </table:table-cell>
          <table:table-cell table:formula="of:=[.G7]/[.G$2]*100" office:value-type="float" office:value="14.3070681187273" calcext:value-type="float">
            <text:p>14,31</text:p>
          </table:table-cell>
          <table:table-cell table:formula="of:=AVERAGE([.K6:.N6])" office:value-type="float" office:value="7.01154050596663" calcext:value-type="float">
            <text:p>7,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,5мм</text:p>
          </table:table-cell>
          <table:table-cell office:value-type="float" office:value="5.02" calcext:value-type="float">
            <text:p>5,02</text:p>
          </table:table-cell>
          <table:table-cell office:value-type="float" office:value="10.588" calcext:value-type="float">
            <text:p>10,588</text:p>
          </table:table-cell>
          <table:table-cell office:value-type="float" office:value="5.495" calcext:value-type="float">
            <text:p>5,495</text:p>
          </table:table-cell>
          <table:table-cell office:value-type="float" office:value="8.751" calcext:value-type="float">
            <text:p>8,751</text:p>
          </table:table-cell>
          <table:table-cell office:value-type="float" office:value="6.307" calcext:value-type="float">
            <text:p>6,307</text:p>
          </table:table-cell>
          <table:table-cell office:value-type="float" office:value="26.8" calcext:value-type="float">
            <text:p>26,8</text:p>
          </table:table-cell>
          <table:table-cell/>
          <table:table-cell office:value-type="string" calcext:value-type="string">
            <text:p>0,25мм</text:p>
          </table:table-cell>
          <table:table-cell table:formula="of:=[.B8]/[.B$2]*100" office:value-type="float" office:value="17.3356788741404" calcext:value-type="float">
            <text:p>17,34</text:p>
          </table:table-cell>
          <table:table-cell table:formula="of:=[.C8]/[.C$2]*100" office:value-type="float" office:value="11.7982815213815" calcext:value-type="float">
            <text:p>11,80</text:p>
          </table:table-cell>
          <table:table-cell table:formula="of:=[.D8]/[.D$2]*100" office:value-type="float" office:value="15.5903926362721" calcext:value-type="float">
            <text:p>15,59</text:p>
          </table:table-cell>
          <table:table-cell table:formula="of:=[.E8]/[.E$2]*100" office:value-type="float" office:value="21.5695578774467" calcext:value-type="float">
            <text:p>21,57</text:p>
          </table:table-cell>
          <table:table-cell table:formula="of:=[.F8]/[.F$2]*100" office:value-type="float" office:value="20.4137272944143" calcext:value-type="float">
            <text:p>20,41</text:p>
          </table:table-cell>
          <table:table-cell table:formula="of:=[.G8]/[.G$2]*100" office:value-type="float" office:value="16.2673499893231" calcext:value-type="float">
            <text:p>16,27</text:p>
          </table:table-cell>
          <table:table-cell table:formula="of:=AVERAGE([.K7:.N7])" office:value-type="float" office:value="17.3429898323787" calcext:value-type="float">
            <text:p>17,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,25мм</text:p>
          </table:table-cell>
          <table:table-cell office:value-type="float" office:value="21.68" calcext:value-type="float">
            <text:p>21,68</text:p>
          </table:table-cell>
          <table:table-cell office:value-type="float" office:value="15.42" calcext:value-type="float">
            <text:p>15,42</text:p>
          </table:table-cell>
          <table:table-cell office:value-type="float" office:value="13.008" calcext:value-type="float">
            <text:p>13,008</text:p>
          </table:table-cell>
          <table:table-cell office:value-type="float" office:value="23.637" calcext:value-type="float">
            <text:p>23,637</text:p>
          </table:table-cell>
          <table:table-cell office:value-type="float" office:value="23.96" calcext:value-type="float">
            <text:p>23,96</text:p>
          </table:table-cell>
          <table:table-cell office:value-type="float" office:value="30.472" calcext:value-type="float">
            <text:p>30,472</text:p>
          </table:table-cell>
          <table:table-cell/>
          <table:table-cell office:value-type="string" calcext:value-type="string">
            <text:p>0,1мм</text:p>
          </table:table-cell>
          <table:table-cell table:formula="of:=[.B9]/[.B$2]*100" office:value-type="float" office:value="42.8674236366544" calcext:value-type="float">
            <text:p>42,87</text:p>
          </table:table-cell>
          <table:table-cell table:formula="of:=[.C9]/[.C$2]*100" office:value-type="float" office:value="40.7583953725028" calcext:value-type="float">
            <text:p>40,76</text:p>
          </table:table-cell>
          <table:table-cell table:formula="of:=[.D9]/[.D$2]*100" office:value-type="float" office:value="43.1360563785416" calcext:value-type="float">
            <text:p>43,14</text:p>
          </table:table-cell>
          <table:table-cell table:formula="of:=[.E9]/[.E$2]*100" office:value-type="float" office:value="49.5159008988457" calcext:value-type="float">
            <text:p>49,52</text:p>
          </table:table-cell>
          <table:table-cell table:formula="of:=[.F9]/[.F$2]*100" office:value-type="float" office:value="47.9313635279283" calcext:value-type="float">
            <text:p>47,93</text:p>
          </table:table-cell>
          <table:table-cell table:formula="of:=[.G9]/[.G$2]*100" office:value-type="float" office:value="25.7740764467222" calcext:value-type="float">
            <text:p>25,77</text:p>
          </table:table-cell>
          <table:table-cell table:formula="of:=AVERAGE([.K8:.N8])" office:value-type="float" office:value="45.3354290444546" calcext:value-type="float">
            <text:p>45,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,1мм</text:p>
          </table:table-cell>
          <table:table-cell office:value-type="float" office:value="53.61" calcext:value-type="float">
            <text:p>53,61</text:p>
          </table:table-cell>
          <table:table-cell office:value-type="float" office:value="53.27" calcext:value-type="float">
            <text:p>53,27</text:p>
          </table:table-cell>
          <table:table-cell office:value-type="float" office:value="35.991" calcext:value-type="float">
            <text:p>35,991</text:p>
          </table:table-cell>
          <table:table-cell office:value-type="float" office:value="54.262" calcext:value-type="float">
            <text:p>54,262</text:p>
          </table:table-cell>
          <table:table-cell office:value-type="float" office:value="56.258" calcext:value-type="float">
            <text:p>56,258</text:p>
          </table:table-cell>
          <table:table-cell office:value-type="float" office:value="48.28" calcext:value-type="float">
            <text:p>48,28</text:p>
          </table:table-cell>
          <table:table-cell/>
          <table:table-cell office:value-type="string" calcext:value-type="string">
            <text:p>&lt;0,1мм</text:p>
          </table:table-cell>
          <table:table-cell table:formula="of:=[.B13]/[.B$2]*100" office:value-type="float" office:value="34.9352310890772" calcext:value-type="float">
            <text:p>34,94</text:p>
          </table:table-cell>
          <table:table-cell table:formula="of:=[.C13]/[.C$2]*100" office:value-type="float" office:value="29.6823951582668" calcext:value-type="float">
            <text:p>29,68</text:p>
          </table:table-cell>
          <table:table-cell table:formula="of:=[.D13]/[.D$2]*100" office:value-type="float" office:value="28.4601371110792" calcext:value-type="float">
            <text:p>28,46</text:p>
          </table:table-cell>
          <table:table-cell table:formula="of:=[.E13]/[.E$2]*100" office:value-type="float" office:value="19.611260665237" calcext:value-type="float">
            <text:p>19,61</text:p>
          </table:table-cell>
          <table:table-cell table:formula="of:=[.F13]/[.F$2]*100" office:value-type="float" office:value="25.760828817776" calcext:value-type="float">
            <text:p>25,76</text:p>
          </table:table-cell>
          <table:table-cell table:formula="of:=[.G13]/[.G$2]*100" office:value-type="float" office:value="9.80781550288276" calcext:value-type="float">
            <text:p>9,81</text:p>
          </table:table-cell>
          <table:table-cell table:formula="of:=AVERAGE([.K9:.N9])" office:value-type="float" office:value="25.8786554380897" calcext:value-type="float">
            <text:p>25,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0,1мм</text:p>
          </table:table-cell>
          <table:table-cell office:value-type="float" office:value="43.425" calcext:value-type="float">
            <text:p>43,425</text:p>
          </table:table-cell>
          <table:table-cell office:value-type="float" office:value="36.513" calcext:value-type="float">
            <text:p>36,513</text:p>
          </table:table-cell>
          <table:table-cell office:value-type="float" office:value="22.262" calcext:value-type="float">
            <text:p>22,262</text:p>
          </table:table-cell>
          <table:table-cell office:value-type="float" office:value="20.732" calcext:value-type="float">
            <text:p>20,732</text:p>
          </table:table-cell>
          <table:table-cell office:value-type="float" office:value="29.298" calcext:value-type="float">
            <text:p>29,298</text:p>
          </table:table-cell>
          <table:table-cell office:value-type="float" office:value="16.469" calcext:value-type="float">
            <text:p>16,469</text:p>
          </table:table-cell>
          <table:table-cell table:number-columns-repeated="2"/>
          <table:table-cell table:style-name="Default" table:number-columns-repeated="7"/>
          <table:table-cell table:number-columns-repeated="10"/>
        </table:table-row>
        <table:table-row table:style-name="ro1">
          <table:table-cell office:value-type="string" calcext:value-type="string">
            <text:p>сумма</text:p>
          </table:table-cell>
          <table:table-cell table:formula="of:=SUM([.B3:.B10])" office:value-type="float" office:value="124.795" calcext:value-type="float">
            <text:p>124,795</text:p>
          </table:table-cell>
          <table:table-cell table:formula="of:=SUM([.C3:.C10])" office:value-type="float" office:value="128.416" calcext:value-type="float">
            <text:p>128,416</text:p>
          </table:table-cell>
          <table:table-cell table:formula="of:=SUM([.D3:.D10])" office:value-type="float" office:value="81.952" calcext:value-type="float">
            <text:p>81,952</text:p>
          </table:table-cell>
          <table:table-cell table:formula="of:=SUM([.E3:.E10])" office:value-type="float" office:value="108.826" calcext:value-type="float">
            <text:p>108,826</text:p>
          </table:table-cell>
          <table:table-cell table:formula="of:=SUM([.F3:.F10])" office:value-type="float" office:value="116.434" calcext:value-type="float">
            <text:p>116,434</text:p>
          </table:table-cell>
          <table:table-cell table:formula="of:=SUM([.G3:.G10])" office:value-type="float" office:value="185.417" calcext:value-type="float">
            <text:p>185,417</text:p>
          </table:table-cell>
          <table:table-cell table:number-columns-repeated="2"/>
          <table:table-cell table:style-name="Default" table:number-columns-repeated="7"/>
          <table:table-cell table:number-columns-repeated="10"/>
        </table:table-row>
        <table:table-row table:style-name="ro1">
          <table:table-cell office:value-type="string" calcext:value-type="string">
            <text:p>потеря</text:p>
          </table:table-cell>
          <table:table-cell table:formula="of:=[.B11]-[.B2]" office:value-type="float" office:value="-0.265000000000001" calcext:value-type="float">
            <text:p>-0,265</text:p>
          </table:table-cell>
          <table:table-cell table:formula="of:=[.C11]-[.C2]" office:value-type="float" office:value="-2.28100000000001" calcext:value-type="float">
            <text:p>-2,281</text:p>
          </table:table-cell>
          <table:table-cell table:formula="of:=[.D11]-[.D2]" office:value-type="float" office:value="-1.48400000000001" calcext:value-type="float">
            <text:p>-1,484</text:p>
          </table:table-cell>
          <table:table-cell table:formula="of:=[.E11]-[.E2]" office:value-type="float" office:value="-0.759" calcext:value-type="float">
            <text:p>-0,759</text:p>
          </table:table-cell>
          <table:table-cell table:formula="of:=[.F11]-[.F2]" office:value-type="float" office:value="-0.938000000000002" calcext:value-type="float">
            <text:p>-0,938</text:p>
          </table:table-cell>
          <table:table-cell table:formula="of:=[.G11]-[.G2]" office:value-type="float" office:value="-1.90299999999999" calcext:value-type="float">
            <text:p>-1,903</text:p>
          </table:table-cell>
          <table:table-cell table:number-columns-repeated="2"/>
          <table:table-cell table:style-name="Default" table:number-columns-repeated="7"/>
          <table:table-cell table:number-columns-repeated="10"/>
        </table:table-row>
        <table:table-row table:style-name="ro1">
          <table:table-cell office:value-type="string" calcext:value-type="string">
            <text:p>Рассчет &lt;0,1мм</text:p>
          </table:table-cell>
          <table:table-cell table:formula="of:=[.B2]-SUM([.B3:.B9])" office:value-type="float" office:value="43.69" calcext:value-type="float">
            <text:p>43,69</text:p>
          </table:table-cell>
          <table:table-cell table:formula="of:=[.C2]-SUM([.C3:.C9])" office:value-type="float" office:value="38.794" calcext:value-type="float">
            <text:p>38,794</text:p>
          </table:table-cell>
          <table:table-cell table:formula="of:=[.D2]-SUM([.D3:.D9])" office:value-type="float" office:value="23.746" calcext:value-type="float">
            <text:p>23,746</text:p>
          </table:table-cell>
          <table:table-cell table:formula="of:=[.E2]-SUM([.E3:.E9])" office:value-type="float" office:value="21.491" calcext:value-type="float">
            <text:p>21,491</text:p>
          </table:table-cell>
          <table:table-cell table:formula="of:=[.F2]-SUM([.F3:.F9])" office:value-type="float" office:value="30.236" calcext:value-type="float">
            <text:p>30,236</text:p>
          </table:table-cell>
          <table:table-cell table:formula="of:=[.G2]-SUM([.G3:.G9])" office:value-type="float" office:value="18.372" calcext:value-type="float">
            <text:p>18,372</text:p>
          </table:table-cell>
          <table:table-cell table:number-columns-repeated="2"/>
          <table:table-cell table:style-name="Default" table:number-columns-repeated="7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107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8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18T20:18:14.244848148</dc:date>
    <dc:creator>Sophia  Nazarova</dc:creator>
    <meta:generator>LibreOffice/4.2.8.2$Linux_X86_64 LibreOffice_project/420m0$Build-2</meta:generator>
    <meta:editing-duration>P2DT4H59M10S</meta:editing-duration>
    <meta:editing-cycles>4</meta:editing-cycles>
    <meta:document-statistic meta:table-count="1" meta:cell-count="199" meta:object-count="0"/>
  </office:meta>
</office:document-meta>
</file>